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/>
    </style:style>
    <style:style style:name="TableColumn3" style:family="table-column">
      <style:table-column-properties style:column-width="1.0055in"/>
    </style:style>
    <style:style style:name="TableColumn4" style:family="table-column">
      <style:table-column-properties style:column-width="1.3638in"/>
    </style:style>
    <style:style style:name="TableColumn5" style:family="table-column">
      <style:table-column-properties style:column-width="1.659in"/>
    </style:style>
    <style:style style:name="TableColumn6" style:family="table-column">
      <style:table-column-properties style:column-width="2.2715in"/>
    </style:style>
    <style:style style:name="Table2" style:family="table">
      <style:table-properties style:width="6.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none" fo:background-color="#F6F8FA" style:writing-mode="lr-tb" style:vertical-align="middle" fo:padding-top="0.0104in" fo:padding-left="0.0104in" fo:padding-bottom="0.0104in" fo:padding-right="0.0104in"/>
    </style:style>
    <style:style style:name="P9" style:parent-style-name="Normální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cs" style:country-asian="CZ"/>
    </style:style>
    <style:style style:name="TableRow10" style:family="table-row">
      <style:table-row-properties/>
    </style:style>
    <style:style style:name="TableCell11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12" style:parent-style-name="Normální" style:family="paragraph">
      <style:paragraph-properties fo:text-align="center" fo:margin-bottom="0.1666in" fo:line-height="100%"/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cs" style:country-asian="CZ"/>
    </style:style>
    <style:style style:name="TableCell13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14" style:parent-style-name="Normální" style:family="paragraph">
      <style:paragraph-properties fo:text-align="center" fo:margin-bottom="0.1666in" fo:line-height="100%"/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cs" style:country-asian="CZ"/>
    </style:style>
    <style:style style:name="TableCell15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16" style:parent-style-name="Normální" style:family="paragraph">
      <style:paragraph-properties fo:text-align="center" fo:margin-bottom="0.1666in" fo:line-height="100%"/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cs" style:country-asian="CZ"/>
    </style:style>
    <style:style style:name="TableCell17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18" style:parent-style-name="Normální" style:family="paragraph">
      <style:paragraph-properties fo:margin-bottom="0.1666in" fo:line-height="100%"/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cs" style:country-asian="CZ"/>
    </style:style>
    <style:style style:name="TableRow19" style:family="table-row">
      <style:table-row-properties/>
    </style:style>
    <style:style style:name="TableCell20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21" style:parent-style-name="Normální" style:family="paragraph">
      <style:paragraph-properties fo:text-align="center" fo:margin-bottom="0in" fo:line-height="100%"/>
    </style:style>
    <style:style style:name="T22" style:parent-style-name="Standardnípísmoodstavce" style:family="text">
      <style:text-properties style:font-name="Consolas" style:font-name-asian="Times New Roman" style:font-name-complex="Courier New" fo:color="#24292E" fo:font-size="10pt" style:font-size-asian="10pt" style:font-size-complex="10pt" style:language-asian="cs" style:country-asian="CZ"/>
    </style:style>
    <style:style style:name="TableCell23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24" style:parent-style-name="Normální" style:family="paragraph">
      <style:paragraph-properties fo:text-align="center"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cs" style:country-asian="CZ"/>
    </style:style>
    <style:style style:name="TableCell25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26" style:parent-style-name="Normální" style:family="paragraph">
      <style:paragraph-properties fo:text-align="center"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cs" style:country-asian="CZ"/>
    </style:style>
    <style:style style:name="TableCell27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28" style:parent-style-name="Normální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cs" style:country-asian="CZ"/>
    </style:style>
    <style:style style:name="TableRow29" style:family="table-row">
      <style:table-row-properties/>
    </style:style>
    <style:style style:name="TableCell30" style:family="table-cell">
      <style:table-cell-properties fo:border="0.0104in solid #DFE2E5" fo:background-color="#F6F8FA" style:writing-mode="lr-tb" style:vertical-align="middle" fo:padding-top="0.0625in" fo:padding-left="0.1354in" fo:padding-bottom="0.0625in" fo:padding-right="0.1354in"/>
    </style:style>
    <style:style style:name="P31" style:parent-style-name="Normální" style:family="paragraph">
      <style:paragraph-properties fo:text-align="center" fo:margin-bottom="0in" fo:line-height="100%"/>
    </style:style>
    <style:style style:name="T32" style:parent-style-name="Standardnípísmoodstavce" style:family="text">
      <style:text-properties style:font-name="Consolas" style:font-name-asian="Times New Roman" style:font-name-complex="Courier New" fo:color="#24292E" fo:font-size="10pt" style:font-size-asian="10pt" style:font-size-complex="10pt" style:language-asian="cs" style:country-asian="CZ"/>
    </style:style>
    <style:style style:name="TableCell33" style:family="table-cell">
      <style:table-cell-properties fo:border="0.0104in solid #DFE2E5" fo:background-color="#F6F8FA" style:writing-mode="lr-tb" style:vertical-align="middle" fo:padding-top="0.0625in" fo:padding-left="0.1354in" fo:padding-bottom="0.0625in" fo:padding-right="0.1354in"/>
    </style:style>
    <style:style style:name="P34" style:parent-style-name="Normální" style:family="paragraph">
      <style:paragraph-properties fo:text-align="center"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cs" style:country-asian="CZ"/>
    </style:style>
    <style:style style:name="TableCell35" style:family="table-cell">
      <style:table-cell-properties fo:border="0.0104in solid #DFE2E5" fo:background-color="#F6F8FA" style:writing-mode="lr-tb" style:vertical-align="middle" fo:padding-top="0.0625in" fo:padding-left="0.1354in" fo:padding-bottom="0.0625in" fo:padding-right="0.1354in"/>
    </style:style>
    <style:style style:name="P36" style:parent-style-name="Normální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cs" style:country-asian="CZ"/>
    </style:style>
    <style:style style:name="TableCell37" style:family="table-cell">
      <style:table-cell-properties fo:border="0.0104in solid #DFE2E5" fo:background-color="#F6F8FA" style:writing-mode="lr-tb" style:vertical-align="middle" fo:padding-top="0.0625in" fo:padding-left="0.1354in" fo:padding-bottom="0.0625in" fo:padding-right="0.1354in"/>
    </style:style>
    <style:style style:name="P38" style:parent-style-name="Normální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cs" style:country-asian="CZ"/>
    </style:style>
    <style:style style:name="TableRow39" style:family="table-row">
      <style:table-row-properties/>
    </style:style>
    <style:style style:name="TableCell40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41" style:parent-style-name="Normální" style:family="paragraph">
      <style:paragraph-properties fo:text-align="center" fo:margin-bottom="0in" fo:line-height="100%"/>
    </style:style>
    <style:style style:name="T42" style:parent-style-name="Standardnípísmoodstavce" style:family="text">
      <style:text-properties style:font-name="Consolas" style:font-name-asian="Times New Roman" style:font-name-complex="Courier New" fo:color="#24292E" fo:font-size="10pt" style:font-size-asian="10pt" style:font-size-complex="10pt" style:language-asian="cs" style:country-asian="CZ"/>
    </style:style>
    <style:style style:name="TableCell43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44" style:parent-style-name="Normální" style:family="paragraph">
      <style:paragraph-properties fo:text-align="center"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cs" style:country-asian="CZ"/>
    </style:style>
    <style:style style:name="TableCell45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46" style:parent-style-name="Normální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cs" style:country-asian="CZ"/>
    </style:style>
    <style:style style:name="TableCell47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48" style:parent-style-name="Normální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cs" style:country-asian="CZ"/>
    </style:style>
    <style:style style:name="TableRow49" style:family="table-row">
      <style:table-row-properties/>
    </style:style>
    <style:style style:name="TableCell50" style:family="table-cell">
      <style:table-cell-properties fo:border="0.0104in solid #DFE2E5" fo:background-color="#F6F8FA" style:writing-mode="lr-tb" style:vertical-align="middle" fo:padding-top="0.0625in" fo:padding-left="0.1354in" fo:padding-bottom="0.0625in" fo:padding-right="0.1354in"/>
    </style:style>
    <style:style style:name="P51" style:parent-style-name="Normální" style:family="paragraph">
      <style:paragraph-properties fo:text-align="center" fo:margin-bottom="0in" fo:line-height="100%"/>
    </style:style>
    <style:style style:name="T52" style:parent-style-name="Standardnípísmoodstavce" style:family="text">
      <style:text-properties style:font-name="Consolas" style:font-name-asian="Times New Roman" style:font-name-complex="Courier New" fo:color="#24292E" fo:font-size="10pt" style:font-size-asian="10pt" style:font-size-complex="10pt" style:language-asian="cs" style:country-asian="CZ"/>
    </style:style>
    <style:style style:name="TableCell53" style:family="table-cell">
      <style:table-cell-properties fo:border="0.0104in solid #DFE2E5" fo:background-color="#F6F8FA" style:writing-mode="lr-tb" style:vertical-align="middle" fo:padding-top="0.0625in" fo:padding-left="0.1354in" fo:padding-bottom="0.0625in" fo:padding-right="0.1354in"/>
    </style:style>
    <style:style style:name="P54" style:parent-style-name="Normální" style:family="paragraph">
      <style:paragraph-properties fo:text-align="center"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cs" style:country-asian="CZ"/>
    </style:style>
    <style:style style:name="TableCell55" style:family="table-cell">
      <style:table-cell-properties fo:border="0.0104in solid #DFE2E5" fo:background-color="#F6F8FA" style:writing-mode="lr-tb" style:vertical-align="middle" fo:padding-top="0.0625in" fo:padding-left="0.1354in" fo:padding-bottom="0.0625in" fo:padding-right="0.1354in"/>
    </style:style>
    <style:style style:name="P56" style:parent-style-name="Normální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cs" style:country-asian="CZ"/>
    </style:style>
    <style:style style:name="TableCell57" style:family="table-cell">
      <style:table-cell-properties fo:border="0.0104in solid #DFE2E5" fo:background-color="#F6F8FA" style:writing-mode="lr-tb" style:vertical-align="middle" fo:padding-top="0.0625in" fo:padding-left="0.1354in" fo:padding-bottom="0.0625in" fo:padding-right="0.1354in"/>
    </style:style>
    <style:style style:name="P58" style:parent-style-name="Normální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cs" style:country-asian="CZ"/>
    </style:style>
    <style:style style:name="TableRow59" style:family="table-row">
      <style:table-row-properties/>
    </style:style>
    <style:style style:name="TableCell60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61" style:parent-style-name="Normální" style:family="paragraph">
      <style:paragraph-properties fo:text-align="center" fo:margin-bottom="0in" fo:line-height="100%"/>
    </style:style>
    <style:style style:name="T62" style:parent-style-name="Standardnípísmoodstavce" style:family="text">
      <style:text-properties style:font-name="Consolas" style:font-name-asian="Times New Roman" style:font-name-complex="Courier New" fo:color="#24292E" fo:font-size="10pt" style:font-size-asian="10pt" style:font-size-complex="10pt" style:language-asian="cs" style:country-asian="CZ"/>
    </style:style>
    <style:style style:name="TableCell63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64" style:parent-style-name="Normální" style:family="paragraph">
      <style:paragraph-properties fo:text-align="center"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cs" style:country-asian="CZ"/>
    </style:style>
    <style:style style:name="TableCell65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66" style:parent-style-name="Normální" style:family="paragraph">
      <style:paragraph-properties fo:text-align="center"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cs" style:country-asian="CZ"/>
    </style:style>
    <style:style style:name="TableCell67" style:family="table-cell">
      <style:table-cell-properties fo:border="0.0104in solid #DFE2E5" fo:background-color="#FFFFFF" style:writing-mode="lr-tb" style:vertical-align="middle" fo:padding-top="0.0625in" fo:padding-left="0.1354in" fo:padding-bottom="0.0625in" fo:padding-right="0.1354in"/>
    </style:style>
    <style:style style:name="P68" style:parent-style-name="Normální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cs" style:country-asian="CZ"/>
    </style:style>
    <style:style style:name="TableRow69" style:family="table-row">
      <style:table-row-properties/>
    </style:style>
    <style:style style:name="TableCell70" style:family="table-cell">
      <style:table-cell-properties fo:border="0.0104in solid #DFE2E5" fo:background-color="#F6F8FA" style:writing-mode="lr-tb" style:vertical-align="middle" fo:padding-top="0.0625in" fo:padding-left="0.1354in" fo:padding-bottom="0.0625in" fo:padding-right="0.1354in"/>
    </style:style>
    <style:style style:name="P71" style:parent-style-name="Normální" style:family="paragraph">
      <style:paragraph-properties fo:text-align="center" fo:margin-bottom="0in" fo:line-height="100%"/>
    </style:style>
    <style:style style:name="T72" style:parent-style-name="Standardnípísmoodstavce" style:family="text">
      <style:text-properties style:font-name="Consolas" style:font-name-asian="Times New Roman" style:font-name-complex="Courier New" fo:color="#24292E" fo:font-size="10pt" style:font-size-asian="10pt" style:font-size-complex="10pt" style:language-asian="cs" style:country-asian="CZ"/>
    </style:style>
    <style:style style:name="TableCell73" style:family="table-cell">
      <style:table-cell-properties fo:border="0.0104in solid #DFE2E5" fo:background-color="#F6F8FA" style:writing-mode="lr-tb" style:vertical-align="middle" fo:padding-top="0.0625in" fo:padding-left="0.1354in" fo:padding-bottom="0.0625in" fo:padding-right="0.1354in"/>
    </style:style>
    <style:style style:name="P74" style:parent-style-name="Normální" style:family="paragraph">
      <style:paragraph-properties fo:text-align="center"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cs" style:country-asian="CZ"/>
    </style:style>
    <style:style style:name="TableCell75" style:family="table-cell">
      <style:table-cell-properties fo:border="0.0104in solid #DFE2E5" fo:background-color="#F6F8FA" style:writing-mode="lr-tb" style:vertical-align="middle" fo:padding-top="0.0625in" fo:padding-left="0.1354in" fo:padding-bottom="0.0625in" fo:padding-right="0.1354in"/>
    </style:style>
    <style:style style:name="P76" style:parent-style-name="Normální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cs" style:country-asian="CZ"/>
    </style:style>
    <style:style style:name="TableCell77" style:family="table-cell">
      <style:table-cell-properties fo:border="none" fo:background-color="#F6F8FA" style:writing-mode="lr-tb" style:vertical-align="middle" fo:padding-top="0.0104in" fo:padding-left="0.0104in" fo:padding-bottom="0.0104in" fo:padding-right="0.0104in"/>
    </style:style>
    <style:style style:name="P78" style:parent-style-name="Normální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cs" style:country-asian="CZ"/>
    </style:style>
  </office:automatic-styles>
  <office:body>
    <office:text text:use-soft-page-breaks="true">
      <text:p text:style-name="P1">1.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>
            <text:p text:style-name="P9"/>
          </table:table-cell>
          <table:table-cell>
            <text:p text:style-name="P9"/>
          </table:table-cell>
          <table:table-cell>
            <text:p text:style-name="P9"/>
          </table:table-cell>
        </table:table-row>
        <table:table-row table:style-name="TableRow10">
          <table:table-cell table:style-name="TableCell11">
            <text:p text:style-name="P12">Data type</text:p>
          </table:table-cell>
          <table:table-cell table:style-name="TableCell13">
            <text:p text:style-name="P14">Number of bits</text:p>
          </table:table-cell>
          <table:table-cell table:style-name="TableCell15">
            <text:p text:style-name="P16">Range</text:p>
          </table:table-cell>
          <table:table-cell table:style-name="TableCell17">
            <text:p text:style-name="P18">Description</text:p>
          </table:table-cell>
        </table:table-row>
        <table:table-row table:style-name="TableRow19">
          <table:table-cell table:style-name="TableCell20">
            <text:p text:style-name="P21"><text:span text:style-name="T22">uint8_t</text:span></text:p>
          </table:table-cell>
          <table:table-cell table:style-name="TableCell23">
            <text:p text:style-name="P24">8</text:p>
          </table:table-cell>
          <table:table-cell table:style-name="TableCell25">
            <text:p text:style-name="P26">0, 1, ..., 255</text:p>
          </table:table-cell>
          <table:table-cell table:style-name="TableCell27">
            <text:p text:style-name="P28">Unsigned 8-bit integer</text:p>
          </table:table-cell>
        </table:table-row>
        <table:table-row table:style-name="TableRow29">
          <table:table-cell table:style-name="TableCell30">
            <text:p text:style-name="P31"><text:span text:style-name="T32">int8_t</text:span></text:p>
          </table:table-cell>
          <table:table-cell table:style-name="TableCell33">
            <text:p text:style-name="P34">8</text:p>
          </table:table-cell>
          <table:table-cell table:style-name="TableCell35">
            <text:p text:style-name="P36">-127..127</text:p>
          </table:table-cell>
          <table:table-cell table:style-name="TableCell37">
            <text:p text:style-name="P38">Signed 8-bit integer</text:p>
          </table:table-cell>
        </table:table-row>
        <table:table-row table:style-name="TableRow39">
          <table:table-cell table:style-name="TableCell40">
            <text:p text:style-name="P41"><text:span text:style-name="T42">uint16_t</text:span></text:p>
          </table:table-cell>
          <table:table-cell table:style-name="TableCell43">
            <text:p text:style-name="P44">16</text:p>
          </table:table-cell>
          <table:table-cell table:style-name="TableCell45">
            <text:p text:style-name="P46">0…65535</text:p>
          </table:table-cell>
          <table:table-cell table:style-name="TableCell47">
            <text:p text:style-name="P48">Unsigned 16-bit</text:p>
          </table:table-cell>
        </table:table-row>
        <table:table-row table:style-name="TableRow49">
          <table:table-cell table:style-name="TableCell50">
            <text:p text:style-name="P51"><text:span text:style-name="T52">int16_t</text:span></text:p>
          </table:table-cell>
          <table:table-cell table:style-name="TableCell53">
            <text:p text:style-name="P54">16</text:p>
          </table:table-cell>
          <table:table-cell table:style-name="TableCell55">
            <text:p text:style-name="P56">-32534:32534</text:p>
          </table:table-cell>
          <table:table-cell table:style-name="TableCell57">
            <text:p text:style-name="P58">Signel 16bit</text:p>
          </table:table-cell>
        </table:table-row>
        <table:table-row table:style-name="TableRow59">
          <table:table-cell table:style-name="TableCell60">
            <text:p text:style-name="P61"><text:span text:style-name="T62">float</text:span></text:p>
          </table:table-cell>
          <table:table-cell table:style-name="TableCell63">
            <text:p text:style-name="P64">32</text:p>
          </table:table-cell>
          <table:table-cell table:style-name="TableCell65">
            <text:p text:style-name="P66">-3.4e+38, ..., 3.4e+38</text:p>
          </table:table-cell>
          <table:table-cell table:style-name="TableCell67">
            <text:p text:style-name="P68">Single-precision floating-point</text:p>
          </table:table-cell>
        </table:table-row>
        <table:table-row table:style-name="TableRow69">
          <table:table-cell table:style-name="TableCell70">
            <text:p text:style-name="P71"><text:span text:style-name="T72">void</text:span>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KódHTML" style:display-name="Kód HTML" style:family="text" style:parent-style-name="Standardnípísmoodstavce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touš Jiří (195201)</meta:initial-creator>
    <dc:creator>Vitouš Jiří (195201)</dc:creator>
    <meta:creation-date>2020-10-07T11:04:00Z</meta:creation-date>
    <dc:date>2020-10-07T11:06:00Z</dc:date>
    <meta:template xlink:href="Normal" xlink:type="simple"/>
    <meta:editing-cycles>1</meta:editing-cycles>
    <meta:editing-duration>PT120S</meta:editing-duration>
    <meta:document-statistic meta:page-count="1" meta:paragraph-count="1" meta:word-count="41" meta:character-count="288" meta:row-count="2" meta:non-whitespace-character-count="248"/>
  </office:meta>
</office:document-meta>
</file>